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P1" style:family="paragraph" style:parent-style-name="Standard">
      <style:text-properties fo:font-weight="bold" officeooo:rsid="001ed64a" officeooo:paragraph-rsid="001ed64a" style:font-weight-asian="bold" style:font-weight-complex="bold"/>
    </style:style>
    <style:style style:name="P2" style:family="paragraph" style:parent-style-name="Standard">
      <style:text-properties fo:font-weight="bold" officeooo:rsid="001eeded" officeooo:paragraph-rsid="001eeded" style:font-weight-asian="bold" style:font-weight-complex="bold"/>
    </style:style>
    <style:style style:name="P3" style:family="paragraph" style:parent-style-name="Standard">
      <style:text-properties fo:font-weight="bold" officeooo:rsid="0020c3fa" officeooo:paragraph-rsid="0020c3fa" style:font-weight-asian="bold" style:font-weight-complex="bold"/>
    </style:style>
    <style:style style:name="P4" style:family="paragraph" style:parent-style-name="Standard">
      <style:text-properties fo:font-weight="bold" officeooo:paragraph-rsid="0021da84" style:font-weight-asian="bold" style:font-weight-complex="bold"/>
    </style:style>
    <style:style style:name="P5" style:family="paragraph" style:parent-style-name="Standard">
      <style:text-properties fo:font-weight="bold" officeooo:rsid="0022850e" officeooo:paragraph-rsid="0022850e" style:font-weight-asian="bold" style:font-weight-complex="bold"/>
    </style:style>
    <style:style style:name="P6" style:family="paragraph" style:parent-style-name="Standard">
      <style:text-properties fo:font-weight="bold" officeooo:rsid="002303b0" officeooo:paragraph-rsid="002303b0" style:font-weight-asian="bold" style:font-weight-complex="bold"/>
    </style:style>
    <style:style style:name="P7" style:family="paragraph" style:parent-style-name="Standard">
      <style:text-properties fo:font-weight="bold" officeooo:rsid="00240525" officeooo:paragraph-rsid="00240525" style:font-weight-asian="bold" style:font-weight-complex="bold"/>
    </style:style>
    <style:style style:name="P8" style:family="paragraph" style:parent-style-name="Standard">
      <style:text-properties fo:font-weight="bold" officeooo:rsid="00269e47" officeooo:paragraph-rsid="00269e47" style:font-weight-asian="bold" style:font-weight-complex="bold"/>
    </style:style>
    <style:style style:name="P9" style:family="paragraph" style:parent-style-name="Standard">
      <style:text-properties fo:font-weight="bold" officeooo:rsid="0027ad65" officeooo:paragraph-rsid="0027ad65" style:font-weight-asian="bold" style:font-weight-complex="bold"/>
    </style:style>
    <style:style style:name="P10" style:family="paragraph" style:parent-style-name="Standard">
      <style:text-properties fo:font-weight="normal" officeooo:rsid="0020c3fa" officeooo:paragraph-rsid="0020c3fa" style:font-weight-asian="normal" style:font-weight-complex="normal"/>
    </style:style>
    <style:style style:name="P11" style:family="paragraph" style:parent-style-name="Standard">
      <style:text-properties fo:font-weight="normal" officeooo:rsid="0022850e" officeooo:paragraph-rsid="0022850e" style:font-weight-asian="normal" style:font-weight-complex="normal"/>
    </style:style>
    <style:style style:name="P12" style:family="paragraph" style:parent-style-name="Standard">
      <style:text-properties fo:font-weight="normal" officeooo:rsid="002303b0" officeooo:paragraph-rsid="002303b0" style:font-weight-asian="normal" style:font-weight-complex="normal"/>
    </style:style>
    <style:style style:name="P13" style:family="paragraph" style:parent-style-name="Standard">
      <style:text-properties officeooo:paragraph-rsid="0021da84"/>
    </style:style>
    <style:style style:name="P14" style:family="paragraph" style:parent-style-name="Standard">
      <style:text-properties fo:font-weight="normal" officeooo:rsid="001ed64a" officeooo:paragraph-rsid="001ed64a" style:font-weight-asian="normal" style:font-weight-complex="normal"/>
    </style:style>
    <style:style style:name="P15" style:family="paragraph" style:parent-style-name="Standard">
      <style:text-properties fo:font-weight="normal" officeooo:rsid="001eeded" officeooo:paragraph-rsid="001ed64a" style:font-weight-asian="normal" style:font-weight-complex="normal"/>
    </style:style>
    <style:style style:name="P16" style:family="paragraph" style:parent-style-name="Standard">
      <style:text-properties fo:font-weight="normal" officeooo:rsid="001eeded" officeooo:paragraph-rsid="001eeded" style:font-weight-asian="normal" style:font-weight-complex="normal"/>
    </style:style>
    <style:style style:name="P17" style:family="paragraph" style:parent-style-name="Standard">
      <style:text-properties fo:font-weight="normal" officeooo:rsid="0020c3fa" officeooo:paragraph-rsid="0020c3fa" style:font-weight-asian="normal" style:font-weight-complex="normal"/>
    </style:style>
    <style:style style:name="P18" style:family="paragraph" style:parent-style-name="Standard">
      <style:text-properties fo:font-weight="normal" officeooo:rsid="0020c3fa" officeooo:paragraph-rsid="0021da84" style:font-weight-asian="normal" style:font-weight-complex="normal"/>
    </style:style>
    <style:style style:name="P19" style:family="paragraph" style:parent-style-name="Standard">
      <style:text-properties fo:font-weight="normal" officeooo:paragraph-rsid="0021da84" style:font-weight-asian="normal" style:font-weight-complex="normal"/>
    </style:style>
    <style:style style:name="P20" style:family="paragraph" style:parent-style-name="Standard" style:list-style-name="WWNum3">
      <style:text-properties fo:font-weight="normal" officeooo:paragraph-rsid="0021da84" style:font-weight-asian="normal" style:font-weight-complex="normal"/>
    </style:style>
    <style:style style:name="P21" style:family="paragraph" style:parent-style-name="Standard">
      <style:text-properties fo:font-weight="normal" officeooo:rsid="0022850e" officeooo:paragraph-rsid="0022850e" style:font-weight-asian="normal" style:font-weight-complex="normal"/>
    </style:style>
    <style:style style:name="P22" style:family="paragraph" style:parent-style-name="Standard" style:list-style-name="L2">
      <style:text-properties fo:font-weight="normal" officeooo:rsid="0022850e" officeooo:paragraph-rsid="0022850e" style:font-weight-asian="normal" style:font-weight-complex="normal"/>
    </style:style>
    <style:style style:name="P23" style:family="paragraph" style:parent-style-name="Standard">
      <style:text-properties fo:font-weight="normal" officeooo:rsid="002303b0" officeooo:paragraph-rsid="002303b0" style:font-weight-asian="normal" style:font-weight-complex="normal"/>
    </style:style>
    <style:style style:name="P24" style:family="paragraph" style:parent-style-name="Standard">
      <style:text-properties fo:font-weight="normal" officeooo:rsid="00240525" officeooo:paragraph-rsid="00240525" style:font-weight-asian="normal" style:font-weight-complex="normal"/>
    </style:style>
    <style:style style:name="P25" style:family="paragraph" style:parent-style-name="Standard">
      <style:text-properties fo:font-weight="normal" officeooo:rsid="0025fc68" officeooo:paragraph-rsid="00240525" style:font-weight-asian="normal" style:font-weight-complex="normal"/>
    </style:style>
    <style:style style:name="P26" style:family="paragraph" style:parent-style-name="Standard">
      <style:text-properties fo:font-weight="normal" officeooo:rsid="00269e47" officeooo:paragraph-rsid="00269e47" style:font-weight-asian="normal" style:font-weight-complex="normal"/>
    </style:style>
    <style:style style:name="P27" style:family="paragraph" style:parent-style-name="Standard">
      <style:text-properties fo:font-weight="normal" officeooo:rsid="0027ad65" officeooo:paragraph-rsid="0027ad65" style:font-weight-asian="normal" style:font-weight-complex="normal"/>
    </style:style>
    <style:style style:name="P28" style:family="paragraph" style:parent-style-name="Standard">
      <style:text-properties fo:font-weight="normal" officeooo:rsid="002972f2" officeooo:paragraph-rsid="002972f2" style:font-weight-asian="normal" style:font-weight-complex="normal"/>
    </style:style>
    <style:style style:name="P29" style:family="paragraph" style:parent-style-name="Standard">
      <style:text-properties fo:font-weight="normal" officeooo:rsid="002ae225" officeooo:paragraph-rsid="002ae225" style:font-weight-asian="normal" style:font-weight-complex="normal"/>
    </style:style>
    <style:style style:name="P30" style:family="paragraph" style:parent-style-name="Standard">
      <style:text-properties fo:font-weight="normal" officeooo:rsid="002bb6e0" officeooo:paragraph-rsid="002bb6e0" style:font-weight-asian="normal" style:font-weight-complex="normal"/>
    </style:style>
    <style:style style:name="P31" style:family="paragraph" style:parent-style-name="Standard">
      <style:text-properties fo:font-weight="normal" officeooo:rsid="002c63d8" officeooo:paragraph-rsid="002c63d8" style:font-weight-asian="normal" style:font-weight-complex="normal"/>
    </style:style>
    <style:style style:name="P32" style:family="paragraph" style:parent-style-name="Standard">
      <style:text-properties fo:font-weight="normal" officeooo:rsid="002dc018" officeooo:paragraph-rsid="002dc018" style:font-weight-asian="normal" style:font-weight-complex="normal"/>
    </style:style>
    <style:style style:name="P33" style:family="paragraph" style:parent-style-name="Standard">
      <style:text-properties fo:font-weight="bold" officeooo:paragraph-rsid="0021da84" style:font-weight-asian="bold" style:font-weight-complex="bold"/>
    </style:style>
    <style:style style:name="P34" style:family="paragraph" style:parent-style-name="Standard" style:list-style-name="WWNum3">
      <style:text-properties fo:font-weight="bold" officeooo:paragraph-rsid="0021da84" style:font-weight-asian="bold" style:font-weight-complex="bold"/>
    </style:style>
    <style:style style:name="P35" style:family="paragraph" style:parent-style-name="Standard" style:list-style-name="WWNum3">
      <style:text-properties fo:font-weight="bold" officeooo:rsid="0020c3fa" officeooo:paragraph-rsid="0021da84" style:font-weight-asian="bold" style:font-weight-complex="bold"/>
    </style:style>
    <style:style style:name="P36" style:family="paragraph" style:parent-style-name="Standard" style:list-style-name="L1">
      <style:text-properties fo:font-weight="bold" officeooo:rsid="0022850e" officeooo:paragraph-rsid="0022850e" style:font-weight-asian="bold" style:font-weight-complex="bold"/>
    </style:style>
    <style:style style:name="P37" style:family="paragraph" style:parent-style-name="Standard" style:list-style-name="L3">
      <style:text-properties fo:font-weight="bold" officeooo:rsid="0027ad65" officeooo:paragraph-rsid="0027ad65" style:font-weight-asian="bold" style:font-weight-complex="bold"/>
    </style:style>
    <style:style style:name="P38" style:family="paragraph" style:parent-style-name="Standard">
      <style:text-properties fo:font-weight="bold" officeooo:rsid="002972f2" officeooo:paragraph-rsid="002972f2" style:font-weight-asian="bold" style:font-weight-complex="bold"/>
    </style:style>
    <style:style style:name="P39" style:family="paragraph" style:parent-style-name="Standard">
      <style:text-properties fo:font-weight="bold" officeooo:rsid="002ae225" officeooo:paragraph-rsid="002ae225" style:font-weight-asian="bold" style:font-weight-complex="bold"/>
    </style:style>
    <style:style style:name="P40" style:family="paragraph" style:parent-style-name="Standard">
      <style:text-properties fo:font-weight="bold" officeooo:rsid="002bb6e0" officeooo:paragraph-rsid="002bb6e0" style:font-weight-asian="bold" style:font-weight-complex="bold"/>
    </style:style>
    <style:style style:name="P41" style:family="paragraph" style:parent-style-name="Standard" style:list-style-name="L4">
      <style:text-properties fo:font-weight="bold" officeooo:rsid="002c63d8" officeooo:paragraph-rsid="002c63d8" style:font-weight-asian="bold" style:font-weight-complex="bold"/>
    </style:style>
    <style:style style:name="P42" style:family="paragraph" style:parent-style-name="Standard">
      <style:text-properties fo:font-weight="bold" officeooo:rsid="002c63d8" officeooo:paragraph-rsid="002c63d8" style:font-weight-asian="bold" style:font-weight-complex="bold"/>
    </style:style>
    <style:style style:name="P43" style:family="paragraph" style:parent-style-name="Standard">
      <style:text-properties fo:font-weight="bold" officeooo:rsid="002dc018" officeooo:paragraph-rsid="002dc018" style:font-weight-asian="bold" style:font-weight-complex="bold"/>
    </style:style>
    <style:style style:name="P44" style:family="paragraph" style:parent-style-name="Standard" style:list-style-name="WWNum3">
      <style:text-properties officeooo:paragraph-rsid="0021da84"/>
    </style:style>
    <style:style style:name="P45" style:family="paragraph" style:parent-style-name="Standard">
      <style:text-properties fo:font-style="normal" fo:font-weight="bold" officeooo:rsid="002dc018" officeooo:paragraph-rsid="002dc018" style:font-style-asian="normal" style:font-weight-asian="bold" style:font-style-complex="normal" style:font-weight-complex="bold"/>
    </style:style>
    <style:style style:name="P46" style:family="paragraph" style:parent-style-name="Standard">
      <style:text-properties fo:font-style="normal" fo:font-weight="bold" officeooo:rsid="002e03b4" officeooo:paragraph-rsid="002e03b4" style:font-style-asian="normal" style:font-weight-asian="bold" style:font-style-complex="normal" style:font-weight-complex="bold"/>
    </style:style>
    <style:style style:name="P47" style:family="paragraph" style:parent-style-name="Standard">
      <style:text-properties fo:font-style="normal" fo:font-weight="bold" officeooo:rsid="002f761e" officeooo:paragraph-rsid="002f761e" style:font-style-asian="normal" style:font-weight-asian="bold" style:font-style-complex="normal" style:font-weight-complex="bold"/>
    </style:style>
    <style:style style:name="P48" style:family="paragraph" style:parent-style-name="Standard">
      <style:text-properties fo:font-style="normal" fo:font-weight="bold" officeooo:rsid="0030db5d" officeooo:paragraph-rsid="0030db5d" style:font-style-asian="normal" style:font-weight-asian="bold" style:font-style-complex="normal" style:font-weight-complex="bold"/>
    </style:style>
    <style:style style:name="P49" style:family="paragraph" style:parent-style-name="Standard">
      <style:text-properties fo:font-style="normal" fo:font-weight="normal" officeooo:rsid="002dc018" officeooo:paragraph-rsid="002dc018" style:font-style-asian="normal" style:font-weight-asian="normal" style:font-style-complex="normal" style:font-weight-complex="normal"/>
    </style:style>
    <style:style style:name="P50" style:family="paragraph" style:parent-style-name="Standard">
      <style:text-properties fo:font-style="normal" fo:font-weight="normal" officeooo:rsid="002e03b4" officeooo:paragraph-rsid="002e03b4" style:font-style-asian="normal" style:font-weight-asian="normal" style:font-style-complex="normal" style:font-weight-complex="normal"/>
    </style:style>
    <style:style style:name="P51" style:family="paragraph" style:parent-style-name="Standard">
      <style:text-properties fo:font-style="normal" fo:font-weight="normal" officeooo:rsid="002f761e" officeooo:paragraph-rsid="002f761e" style:font-style-asian="normal" style:font-weight-asian="normal" style:font-style-complex="normal" style:font-weight-complex="normal"/>
    </style:style>
    <style:style style:name="P52" style:family="paragraph" style:parent-style-name="Standard">
      <style:text-properties fo:font-style="normal" fo:font-weight="normal" officeooo:rsid="0030db5d" officeooo:paragraph-rsid="0030db5d"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eeded" style:font-weight-asian="normal" style:font-weight-complex="normal"/>
    </style:style>
    <style:style style:name="T3" style:family="text">
      <style:text-properties fo:font-weight="normal" officeooo:rsid="0025fc68" style:font-weight-asian="normal" style:font-weight-complex="normal"/>
    </style:style>
    <style:style style:name="T4" style:family="text">
      <style:text-properties fo:font-weight="normal" officeooo:rsid="0030db5d"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2e03b4" style:font-weight-asian="bold" style:font-weight-complex="bold"/>
    </style:style>
    <style:style style:name="T7" style:family="text">
      <style:text-properties officeooo:rsid="001eeded"/>
    </style:style>
    <style:style style:name="T8" style:family="text">
      <style:text-properties officeooo:rsid="0025fc68"/>
    </style:style>
    <style:style style:name="T9" style:family="text">
      <style:text-properties officeooo:rsid="002ae225"/>
    </style:style>
    <style:style style:name="T10" style:family="text">
      <style:text-properties officeooo:rsid="002bb6e0"/>
    </style:style>
    <style:style style:name="T11" style:family="text">
      <style:text-properties officeooo:rsid="002e03b4"/>
    </style:style>
    <style:style style:name="T12" style:family="text">
      <style:text-properties officeooo:rsid="0030db5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Filesystem</text:p>
      <text:p text:style-name="P1"/>
      <text:p text:style-name="P1">Filesystem<text:span text:style-name="T1"> is set of </text:span>data structure <text:span text:style-name="T1">that usually resides on part of a disk and holds directories of files. Store user and system data that are basis of user's work on system and the system's existence.</text:span></text:p>
      <text:p text:style-name="P14"/>
      <text:p text:style-name="P14">Filesystem is hierarchical. Hierarchical structure frequently takes shape of pyramid. Made of a tree. </text:p>
      <text:p text:style-name="P14"/>
      <text:p text:style-name="P14">Special files provide access to OS features.</text:p>
      <text:p text:style-name="P14"/>
      <text:p text:style-name="P1">Ordinary files<text:span text:style-name="T1">, or simply files, appear at ends of paths that cannot support other paths (always external)</text:span></text:p>
      <text:p text:style-name="P14"/>
      <text:p text:style-name="P1">Directory files<text:span text:style-name="T1"> – directories or folders. Points that other paths can branch off from. (Internal or external)</text:span></text:p>
      <text:p text:style-name="P14"/>
      <text:p text:style-name="P1">Pathname<text:span text:style-name="T1"> is series of names that race path along branches from one file to another. </text:span></text:p>
      <text:p text:style-name="P14"/>
      <text:p text:style-name="P1">Filename<text:span text:style-name="T1"> – every file has a filename. Length of file names vary from system to system. Linux supported several types of file systems, but most set size of filenames to 255 chars. Some may restrict to smaller though. No two files in same directory have same name. Files in different directories can have same name. Are case sensitive.</text:span></text:p>
      <text:p text:style-name="P14"/>
      <text:p text:style-name="P14">Spaces are special characters so filenames with spaces have '\ ' character in them.</text:p>
      <text:p text:style-name="P14"/>
      <text:p text:style-name="P1">Filename extension<text:span text:style-name="T1"> is part of filename that follows an embedded period. (.cpp, .c, .java)</text:span></text:p>
      <text:p text:style-name="P14"/>
      <text:p text:style-name="P14">.ps - PostScript</text:p>
      <text:p text:style-name="P14">.Z – file compressed with compress</text:p>
      <text:p text:style-name="P14">(xpdf, kpdf, ghostcript (</text:p>
      <text:p text:style-name="P14"/>
      <text:p text:style-name="P1">Hidden filename<text:span text:style-name="T1"> is a filename that begins with a period. (.vim)</text:span></text:p>
      <text:p text:style-name="P14"/>
      <text:p text:style-name="P1">Working directory<text:span text:style-name="T1"> is current directory. (pwd). </text:span></text:p>
      <text:p text:style-name="P1">Home directory<text:span text:style-name="T1"> – special. Typically in /home. </text:span></text:p>
      <text:p text:style-name="P14"/>
      <text:p text:style-name="P1">Startup files<text:span text:style-name="T1"> appear in home directory, give shell and other programs information about you and your preferences. Called </text:span>configuration files<text:span text:style-name="T1"> or </text:span>preference files<text:span text:style-name="T1"> in OS X. </text:span></text:p>
      <text:p text:style-name="P14"/>
      <text:p text:style-name="P1"><text:span text:style-name="T1">One often tells shell what kind of terminal using and executes the </text:span><text:span text:style-name="T7">stty</text:span><text:span text:style-name="T2"> (set terminal) utility to restablish the erase and line kill keys.</text:span></text:p>
      <text:p text:style-name="P15"/>
      <text:p text:style-name="P16">You or systems admin can put shell statrup file containing shell commands in home directory. Shell executes command in file each time log in. </text:p>
      <text:p text:style-name="P16"/>
      <text:p text:style-name="P2">Absolute vs relative pathnames</text:p>
      <text:p text:style-name="P16"/>
      <text:p text:style-name="P16">Tilde pathname</text:p>
      <text:p text:style-name="P16"/>
      <text:p text:style-name="P16">pwd, mkdir, rmdir, cd</text:p>
      <text:p text:style-name="P16"><text:soft-page-break/>mkdir – create two directorie sin one command use -p</text:p>
      <text:p text:style-name="P16"/>
      <text:p text:style-name="P16">mkdir -p literature/promo/ (create literature and place new directory promo in it</text:p>
      <text:p text:style-name="P16"/>
      <text:p text:style-name="P16">ls -F – place / after folders</text:p>
      <text:p text:style-name="P16"/>
      <text:p text:style-name="P10">mv, cp (cp -r for folders)</text:p>
      <text:p text:style-name="P10"/>
      <text:p text:style-name="P3">Standard Directories and Files</text:p>
      <text:p text:style-name="P3"/>
      <text:p text:style-name="P10">First standard for Linux file system – <text:span text:style-name="T5">FSSTND</text:span> (Linux Filesystem Standard), was released early in 1994. </text:p>
      <text:p text:style-name="P10"/>
      <text:p text:style-name="P3">FHS<text:span text:style-name="T1"> (Linux Filesystem Hierarchy Standard) – broader 1995 standard covering many UNIX-like systems. Recently FHS has been incorporated in LSB (Linux Standard Base), a workgroup of FSB(Free Standards Group. </text:span></text:p>
      <text:p text:style-name="P10"/>
      <text:p text:style-name="P10">Finally, FSG combined with Open Source Developement Labs (OSDL) to form the Linux Foundation.</text:p>
      <text:p text:style-name="P10"/>
      <text:p text:style-name="P10">Locations of some important directories and files as specified by FHS:</text:p>
      <text:p text:style-name="P10"/>
      <text:p text:style-name="P4">File Structure: </text:p>
      <text:p text:style-name="P4"/>
      <text:p text:style-name="P13"><text:span text:style-name="T5">–--------<text:tab/></text:span><text:span text:style-name="T1">drwx-----x <text:tab/>-rwxrwxrwx</text:span></text:p>
      <text:p text:style-name="P19">d: directory<text:tab/>user<text:tab/><text:tab/>groups<text:tab/><text:tab/>other</text:p>
      <text:p text:style-name="P19">-: file<text:tab/></text:p>
      <text:list xml:id="list8720072290624691633" text:style-name="WWNum3">
        <text:list-item>
          <text:p text:style-name="P34">/: root.</text:p>
          <text:list>
            <text:list-item>
              <text:p text:style-name="P44"><text:span text:style-name="T5">/boot</text:span><text:span text:style-name="T1">: Static files of boot loader. Contains files needed to boot the system</text:span></text:p>
            </text:list-item>
            <text:list-item>
              <text:p text:style-name="P44"><text:span text:style-name="T5">/dev:</text:span><text:span text:style-name="T1"> Device files. Contains fils that represent peripheral devices. Disk drives, terminals, printers. </text:span></text:p>
            </text:list-item>
            <text:list-item>
              <text:p text:style-name="P44"><text:span text:style-name="T5">/etc:</text:span><text:span text:style-name="T1"> <text:s/>Machine local system configuration. Holds adminstrative, config, and other system files. /etc/passwd, contains list of all users who have permissoin to use system</text:span></text:p>
              <text:list>
                <text:list-item>
                  <text:p text:style-name="P44"><text:span text:style-name="T5">/etc/X11: </text:span><text:span text:style-name="T1">Machine local config for X Window System. </text:span></text:p>
                </text:list-item>
                <text:list-item>
                  <text:p text:style-name="P44"><text:span text:style-name="T5">/etc/opt</text:span><text:span text:style-name="T1">: config files for add-on software packages kept in /opt</text:span></text:p>
                </text:list-item>
              </text:list>
            </text:list-item>
            <text:list-item>
              <text:p text:style-name="P44"><text:span text:style-name="T5">/home:</text:span><text:span text:style-name="T1"> Home directory for each user. </text:span></text:p>
              <text:list>
                <text:list-item>
                  <text:p text:style-name="P20">David</text:p>
                </text:list-item>
                <text:list-item>
                  <text:p text:style-name="P20">John</text:p>
                </text:list-item>
                <text:list-item>
                  <text:p text:style-name="P20">etc</text:p>
                </text:list-item>
              </text:list>
            </text:list-item>
            <text:list-item>
              <text:p text:style-name="P44"><text:span text:style-name="T5">/lib: </text:span><text:span text:style-name="T1">Shared libraries and kernel modules.</text:span></text:p>
              <text:list>
                <text:list-item>
                  <text:p text:style-name="P44"><text:span text:style-name="T5">/lib/modules</text:span><text:span text:style-name="T1">: loadable kernel modules</text:span></text:p>
                </text:list-item>
              </text:list>
            </text:list-item>
            <text:list-item>
              <text:p text:style-name="P44"><text:span text:style-name="T5">/mnt: </text:span><text:span text:style-name="T1">Mount point for temporary mounting filesystems</text:span></text:p>
            </text:list-item>
            <text:list-item>
              <text:p text:style-name="P44"><text:span text:style-name="T5">/opt: </text:span><text:span text:style-name="T1">Add on software packages</text:span></text:p>
            </text:list-item>
            <text:list-item>
              <text:p text:style-name="P44"><text:span text:style-name="T5">/proc: </text:span><text:span text:style-name="T1">Kernel and process info virtual filesystems</text:span></text:p>
            </text:list-item>
            <text:list-item>
              <text:p text:style-name="P44"><text:span text:style-name="T5">/root</text:span><text:span text:style-name="T1">: Home directory for root</text:span></text:p>
            </text:list-item>
            <text:list-item>
              <text:p text:style-name="P44"><text:span text:style-name="T5">/sbin</text:span><text:span text:style-name="T1">: Essential system binaries. Utilities used for system admin are stroed in /sbin and /usr/sbin. Utilities needed during the booting process. </text:span></text:p>
            </text:list-item>
            <text:list-item>
              <text:p text:style-name="P44"><text:span text:style-name="T5">/tmp: </text:span><text:span text:style-name="T1">Temporary files </text:span></text:p>
            </text:list-item>
            <text:list-item>
              <text:p text:style-name="P44"><text:soft-page-break/><text:span text:style-name="T5">/usr: </text:span><text:span text:style-name="T1">Second major hierarchy. Traditoinally includes subdirectories that contain info used by the system. Files do not change often and may be shared by multple systems.</text:span></text:p>
              <text:list>
                <text:list-item>
                  <text:p text:style-name="P44"><text:span text:style-name="T5">/usr/bin: </text:span><text:span text:style-name="T1">Most user commands. Contains standard Linux utility programs.</text:span></text:p>
                </text:list-item>
                <text:list-item>
                  <text:p text:style-name="P44"><text:span text:style-name="T5">/usr/bin/X11: </text:span><text:span text:style-name="T1">Symbolic link to /usr/X11R6/bin</text:span></text:p>
                </text:list-item>
                <text:list-item>
                  <text:p text:style-name="P44"><text:span text:style-name="T5">/usr/games: </text:span><text:span text:style-name="T1">Games and educatoinal programs</text:span></text:p>
                </text:list-item>
                <text:list-item>
                  <text:p text:style-name="P44"><text:span text:style-name="T5">/usr/include: </text:span><text:span text:style-name="T1">header files included by C programs</text:span></text:p>
                </text:list-item>
                <text:list-item>
                  <text:p text:style-name="P44"><text:span text:style-name="T5">/usr/include/X11: </text:span><text:span text:style-name="T1">Symbolic link to /usr/X11R6/include/X11</text:span></text:p>
                </text:list-item>
                <text:list-item>
                  <text:p text:style-name="P44"><text:span text:style-name="T5">/usr/lib: </text:span><text:span text:style-name="T1">Libraries</text:span></text:p>
                </text:list-item>
                <text:list-item>
                  <text:p text:style-name="P44"><text:span text:style-name="T5">/usr/lib/X11</text:span><text:span text:style-name="T1">: Symbolic link to /usr/X11R6/lib/X11</text:span></text:p>
                </text:list-item>
                <text:list-item>
                  <text:p text:style-name="P44"><text:span text:style-name="T5">/usr/local: </text:span><text:span text:style-name="T1">Local hierarchy. Holds locally important files and directories that are added to the system. </text:span></text:p>
                </text:list-item>
                <text:list-item>
                  <text:p text:style-name="P44"><text:span text:style-name="T5">/usr/man: </text:span><text:span text:style-name="T1">onlines manuals</text:span></text:p>
                </text:list-item>
                <text:list-item>
                  <text:p text:style-name="P44"><text:span text:style-name="T5">/usr/sbin: </text:span><text:span text:style-name="T1">nonvital system administation binaries. Holds utilities used after the system is up and running</text:span></text:p>
                </text:list-item>
                <text:list-item>
                  <text:p text:style-name="P44"><text:span text:style-name="T5">/usr/share: </text:span><text:span text:style-name="T1">Architecture independent data.Subdirectories can include dict, doc, games, info, locale, man, misc, terminfo, and zoneinfo. </text:span></text:p>
                </text:list-item>
                <text:list-item>
                  <text:p text:style-name="P44"><text:span text:style-name="T5">/usr/share/doc: </text:span><text:span text:style-name="T1">Miscellaneous documentation</text:span></text:p>
                </text:list-item>
                <text:list-item>
                  <text:p text:style-name="P44"><text:span text:style-name="T5">/usr/share/info: </text:span><text:span text:style-name="T1">GNU info system's primary directory</text:span></text:p>
                </text:list-item>
                <text:list-item>
                  <text:p text:style-name="P44"><text:span text:style-name="T5">/usr/source: </text:span><text:span text:style-name="T1">Source code</text:span></text:p>
                </text:list-item>
                <text:list-item>
                  <text:p text:style-name="P44"><text:span text:style-name="T5">/usr/X11R6: </text:span><text:span text:style-name="T1">X window system. Revision 6</text:span></text:p>
                </text:list-item>
                <text:list-item>
                  <text:p text:style-name="P44"><text:span text:style-name="T5">/var: </text:span><text:span text:style-name="T1">Variable data. Files with contents that vary as the system runs. Most common examples are temporary files, system log files, spooled files, and user mailbox files. Can include cache, lib, lock, log, opt, run, spool, tmp, and yp. </text:span></text:p>
                  <text:list>
                    <text:list-item>
                      <text:p text:style-name="P44"><text:span text:style-name="T5">/var/log: </text:span><text:span text:style-name="T1">Log files. Contains lastlog (record of last login by each user). Messages(System messages from syslogd), and wtmp (a record of all logins/logouts). </text:span></text:p>
                    </text:list-item>
                    <text:list-item>
                      <text:p text:style-name="P35">/var/spool: <text:span text:style-name="T1">Spooled application data. </text:span></text:p>
                    </text:list-item>
                  </text:list>
                </text:list-item>
              </text:list>
            </text:list-item>
          </text:list>
        </text:list-item>
      </text:list>
      <text:p text:style-name="P18"/>
      <text:p text:style-name="P5">Access Permission</text:p>
      <text:p text:style-name="P11"/>
      <text:p text:style-name="P5"><text:span text:style-name="T1">Most distributions support two methods of controlling who can access a file and how they can access it: traditional access permission and </text:span>ACL<text:span text:style-name="T1">s (Access Control Lists).</text:span></text:p>
      <text:p text:style-name="P11"/>
      <text:p text:style-name="P11">Three types of users can access afile:</text:p>
      <text:list xml:id="list4684162336911577917" text:style-name="L1">
        <text:list-item>
          <text:p text:style-name="P36">owner<text:span text:style-name="T1"> – owner of the file</text:span></text:p>
        </text:list-item>
        <text:list-item>
          <text:p text:style-name="P36">group<text:span text:style-name="T1"> – member of a group that file is associated with</text:span></text:p>
        </text:list-item>
        <text:list-item>
          <text:p text:style-name="P36">other<text:span text:style-name="T1"> – everyone else</text:span></text:p>
        </text:list-item>
      </text:list>
      <text:p text:style-name="P11">ls -l</text:p>
      <text:p text:style-name="P11"/>
      <text:p text:style-name="P11">From left to right – permission bits and file information</text:p>
      <text:list xml:id="list5207863940921678216" text:style-name="L2">
        <text:list-item>
          <text:p text:style-name="P22">type of file (first char) (-): file, (d) - directory</text:p>
        </text:list-item>
        <text:list-item>
          <text:p text:style-name="P22">file's access permissions (next nine chars) (rwx)</text:p>
        </text:list-item>
        <text:list-item>
          <text:p text:style-name="P22">the ACL flag (present if file has an ACL)</text:p>
        </text:list-item>
        <text:list-item>
          <text:p text:style-name="P22">Number of links to file</text:p>
        </text:list-item>
        <text:list-item>
          <text:p text:style-name="P22">Name of owner of the file (usually person who created file)</text:p>
        </text:list-item>
        <text:list-item>
          <text:p text:style-name="P22">Name of group file is associated with</text:p>
        </text:list-item>
        <text:list-item>
          <text:p text:style-name="P22"><text:soft-page-break/>Size of file in characters(bytes)</text:p>
        </text:list-item>
        <text:list-item>
          <text:p text:style-name="P22">Data and time file was created or last modified</text:p>
        </text:list-item>
        <text:list-item>
          <text:p text:style-name="P22">name of file</text:p>
        </text:list-item>
      </text:list>
      <text:p text:style-name="P5"/>
      <text:p text:style-name="P6">Security: A user with <text:span text:style-name="T1">root </text:span>privileges can access any file on the system</text:p>
      <text:p text:style-name="P6"><text:span text:style-name="T1">There is an exception to the access permissions described in this section. Anyone who can gain </text:span>root<text:span text:style-name="T1"> privileges has full access to all files, regardless of file's owner or access permissions. Of course, if file is encrypted, read access does not mean person reading file can understand what is in file.</text:span></text:p>
      <text:p text:style-name="P5"/>
      <text:p text:style-name="P5">Tip: Must have read permissions to execute a shell script</text:p>
      <text:p text:style-name="P11">Because a shell needs to read a shell script (a text file containing shell commands) before it can execute the commands within that script, you must have read permission for file containing script to execute it. You also need execute permission to execute a shell script directly from command line. In contrast, binary (program)</text:p>
      <text:p text:style-name="P11"/>
      <text:p text:style-name="P12">chmod – symbolic arguments and number arguments</text:p>
      <text:p text:style-name="P12"/>
      <text:p text:style-name="P6">Setuid and Setgid Permissions</text:p>
      <text:p text:style-name="P6"/>
      <text:p text:style-name="P12">When execute a file that has <text:span text:style-name="T5">setuid</text:span> (set user ID) permission, process executing file takes on privileges of file's owner. For example, if run a setuid program that removes all files in a directory, you can remove files in any of the file owner's directories, even if you do not normally have permission to do so. </text:p>
      <text:p text:style-name="P12"/>
      <text:p text:style-name="P12">Similarly, <text:span text:style-name="T5">setgid</text:span> (set group id) permission gives process executing file the privileges of group the file is associated with. </text:p>
      <text:p text:style-name="P12"/>
      <text:p text:style-name="P6">Security: Minimize use of setuid and setgid programs owned by root</text:p>
      <text:p text:style-name="P6"><text:span text:style-name="T1">Executable files that are </text:span>setuid<text:span text:style-name="T1"> and owned by </text:span>root<text:span text:style-name="T1"> have </text:span>root <text:span text:style-name="T1">privileges when they run, even if they are not run by </text:span>root<text:span text:style-name="T1">. This type of program is very powerful because it can do anything that </text:span>root<text:span text:style-name="T1"> can o (and that program is designed to do). Similarly, executable files that are </text:span>setgid<text:span text:style-name="T1"> and belong to group </text:span>root<text:span text:style-name="T1"> have extensive privileges. </text:span></text:p>
      <text:p text:style-name="P12"/>
      <text:p text:style-name="P6"><text:span text:style-name="T1">Because of the power they hold and their potential for destruction, it is wise to avoid indiscriminately creating and using </text:span>setuid<text:span text:style-name="T1"> programs owned by </text:span>root<text:span text:style-name="T1"> and </text:span>setgid<text:span text:style-name="T1"> programs belonging to the group </text:span>root<text:span text:style-name="T1">. Because of their inherent dangers, many sites minimize the use of these programs on their systems. One necessary </text:span>setuid<text:span text:style-name="T1"> program is </text:span>passwd</text:p>
      <text:p text:style-name="P12"/>
      <text:p text:style-name="P24">chmod u+s myprog1</text:p>
      <text:p text:style-name="P24">chmod g+s myprog2</text:p>
      <text:p text:style-name="P24"/>
      <text:p text:style-name="P7"><text:span text:style-name="T1">Can use numeric arguments. You use four digits to specify permissions to specify permissions, setting first digit to </text:span>1 <text:span text:style-name="T1">sets the </text:span>sticky bits<text:span text:style-name="T1">, setting it to </text:span>2<text:span text:style-name="T1"> specifies </text:span>setgid<text:span text:style-name="T1"> permissions, and setting it to </text:span>4<text:span text:style-name="T1"> specifies </text:span>setuid<text:span text:style-name="T1"> permissions. </text:span></text:p>
      <text:p text:style-name="P24"/>
      <text:p text:style-name="P24">Chmod 4755 myprog1</text:p>
      <text:p text:style-name="P24">chmod 2755 myprog2</text:p>
      <text:p text:style-name="P24"/>
      <text:p text:style-name="P7"><text:soft-page-break/>Security: DO NOT GIVE SHELLS <text:s/>SCRIPTS setuid/setgid PERMISSIONS</text:p>
      <text:p text:style-name="P7"><text:span text:style-name="T1">Never give shell scripts </text:span>setuid<text:span text:style-name="T1"> or </text:span>setgid<text:span text:style-name="T1"> permission. Several techniques for subverting files with these permissions are well known. </text:span></text:p>
      <text:p text:style-name="P24"/>
      <text:p text:style-name="P7">Directory Access Permissions</text:p>
      <text:p text:style-name="P7"/>
      <text:p text:style-name="P7">Access permissions<text:span text:style-name="T1"> have slightly different meanings when they are applied to directories. </text:span></text:p>
      <text:p text:style-name="P24"/>
      <text:p text:style-name="P24">The three types of users can read from or write to a directory, but directory cannot be executed. </text:p>
      <text:p text:style-name="P24"/>
      <text:p text:style-name="P7"><text:span text:style-name="T1">Execute permission redefined for a directory: Mean you can </text:span><text:span text:style-name="T8">cd</text:span><text:span text:style-name="T3"> into directory and/or examine files that you have permission to read from in the directory. Has nothing to do with executing a file. </text:span></text:p>
      <text:p text:style-name="P25"/>
      <text:p text:style-name="P8"><text:span text:style-name="T3">W</text:span><text:span text:style-name="T1">hen have only execute permission for directory, can use ls to list file in directory if you know its name. Cannot us ls to list contents of directory.</text:span></text:p>
      <text:p text:style-name="P26"/>
      <text:p text:style-name="P26">Ls -ld /home/david/info – allows you to see directory permissions for a specific directory</text:p>
      <text:p text:style-name="P26"/>
      <text:p text:style-name="P27">If specify name of files in directory without having rw permissions of directory ( but does have x permission), you are not reading new directory info but rather searching for specific information, which is allowed with execute access.</text:p>
      <text:p text:style-name="P27"/>
      <text:p text:style-name="P27">R permission allows user to read contents of directory</text:p>
      <text:p text:style-name="P27">W permission allows user to write new files into directory</text:p>
      <text:p text:style-name="P27"/>
      <text:p text:style-name="P9">ACLs: ACCESS CONTROL LISTS</text:p>
      <text:p text:style-name="P9"/>
      <text:p text:style-name="P9">ACLs <text:span text:style-name="T1">provide finer-grained control over which users can access specific directories and files than do traditional permissions. </text:span></text:p>
      <text:p text:style-name="P27"/>
      <text:p text:style-name="P9"><text:span text:style-name="T1">Using </text:span>ACLs<text:span text:style-name="T1">, can specify ways in which each of several users can access a directory or file. </text:span></text:p>
      <text:p text:style-name="P27"/>
      <text:p text:style-name="P27">Can reduce performance, so do not enable them on filesystems that hold system files, where traditional Linux permissions are sufficient. </text:p>
      <text:p text:style-name="P27"/>
      <text:p text:style-name="P27">Also must be careful when moving, copying, or archiving files. Not all utilities preserve ACLs. Also cannot copy ACLs to filesystems that do not support them. </text:p>
      <text:p text:style-name="P27"/>
      <text:p text:style-name="P9">ACL<text:span text:style-name="T1"> comprises a set of rules. Rule specifies how a specific user or group can access the file that ACL is associated with. Two kinds of rules:</text:span></text:p>
      <text:list xml:id="list7837451670635913024" text:style-name="L3">
        <text:list-item>
          <text:p text:style-name="P37">Access Rules – <text:span text:style-name="T1">specifies specific access information for a single file or directory. </text:span></text:p>
        </text:list-item>
        <text:list-item>
          <text:p text:style-name="P37">Default Rules – <text:span text:style-name="T1">pertains to a directory only; specifies default access information (ACL) for any file in directory that is not given an explicit ACL</text:span></text:p>
        </text:list-item>
      </text:list>
      <text:p text:style-name="P9"/>
      <text:p text:style-name="P9">Caution: Most Utilities Do Not Preserve ACLs</text:p>
      <text:p text:style-name="P27">When used with <text:span text:style-name="T5">-p</text:span>(preserve) or <text:span text:style-name="T5">-a</text:span>(archive), cp preserves ACLs when it copies files. <text:span text:style-name="T5">Mv</text:span> also presserves ACLs. </text:p>
      <text:p text:style-name="P27"/>
      <text:p text:style-name="P28">When use cp with -p or -a option and it is not able to copy ACLs, and in the case where mv is unable to <text:soft-page-break/>preserve ACLs, utility performs the operation and issues an error messages</text:p>
      <text:p text:style-name="P28"/>
      <text:p text:style-name="P28">Other utilities such as <text:span text:style-name="T5">tar</text:span>, <text:span text:style-name="T5">cpio</text:span>, and <text:span text:style-name="T5">dump</text:span> do not support ACLs. </text:p>
      <text:p text:style-name="P28"/>
      <text:p text:style-name="P28">Can use <text:span text:style-name="T5">cp</text:span> with <text:span text:style-name="T5">-a</text:span> option to copy directory hierarchies, including ACLs. </text:p>
      <text:p text:style-name="P28"/>
      <text:p text:style-name="P28">Can never copy ACLs to a filesystem that does not suppotr ACLs or to a filesystem that does not have ACL support turned on</text:p>
      <text:p text:style-name="P28"/>
      <text:p text:style-name="P38">ENABLING ACLs</text:p>
      <text:p text:style-name="P38"/>
      <text:p text:style-name="P28">Also can enable on OS X</text:p>
      <text:p text:style-name="P28"/>
      <text:p text:style-name="P28">The <text:span text:style-name="T5">acl</text:span> package must be installed on system. Most distributions officially support ACLs on <text:span text:style-name="T5">ext2, ext3, </text:span>and <text:span text:style-name="T5">ext4</text:span> filesystems only, although informal support for ACLs is available on other filesystems. </text:p>
      <text:p text:style-name="P28"/>
      <text:p text:style-name="P28">To use ACLs<text:span text:style-name="T5"> </text:span>on these filesystems, must mount device with <text:span text:style-name="T5">acl</text:span> option (<text:span text:style-name="T5">no_acl</text:span> is default). </text:p>
      <text:p text:style-name="P28"/>
      <text:p text:style-name="P28">Example: if want to mount device represented by <text:span text:style-name="T5">/home</text:span> so you can use ACLs on files in <text:span text:style-name="T5">/home</text:span> you can add <text:span text:style-name="T5">acl</text:span> to its options list in <text:span text:style-name="T5">/etc/fstab:</text:span></text:p>
      <text:p text:style-name="P28"><text:span text:style-name="T5"/></text:p>
      <text:p text:style-name="P28"><text:span text:style-name="T5">grep home /etc/fstab</text:span></text:p>
      <text:p text:style-name="P28">LABEL=/home<text:tab/>/home<text:tab/>ext4<text:tab/>defaults, acl<text:tab/>1 2</text:p>
      <text:p text:style-name="P28"/>
      <text:p text:style-name="P38">remount</text:p>
      <text:p text:style-name="P38"><text:span text:style-name="T1"/></text:p>
      <text:p text:style-name="P28">After changing <text:span text:style-name="T5">fstab</text:span>, <text:span text:style-name="T9">you need to remount /home before can use ACLs. </text:span></text:p>
      <text:p text:style-name="P28"/>
      <text:p text:style-name="P29">If no one else using system, can unmount and mount it again (with <text:span text:style-name="T5">root</text:span> privilieges) as long as working directory is not in <text:span text:style-name="T5">/home</text:span> hierarchy. </text:p>
      <text:p text:style-name="P29"/>
      <text:p text:style-name="P29">Alternatively can use <text:span text:style-name="T5">remount</text:span> option to <text:span text:style-name="T5">mount</text:span> to remount <text:span text:style-name="T5">/home</text:span> while device is in use:</text:p>
      <text:p text:style-name="P39">mount -v -o remount /home</text:p>
      <text:p text:style-name="P39"><text:span text:style-name="T1">/dev/sda3 on /home type ext4 (rw, acl)</text:span></text:p>
      <text:p text:style-name="P39"><text:span text:style-name="T1"/></text:p>
      <text:p text:style-name="P39">WORKING WITH ACCESS RULES</text:p>
      <text:p text:style-name="P40"/>
      <text:p text:style-name="P29">The <text:span text:style-name="T5">setfacl</text:span> utility modifies a file's ACL and <text:span text:style-name="T5">getfacl</text:span> displays a file's ACL. <text:span text:style-name="T10">Available in Linux only. OSX must use chmod. </text:span></text:p>
      <text:p text:style-name="P29"/>
      <text:p text:style-name="P30">When use <text:span text:style-name="T5">getfacl</text:span> to obtain information about a file that does not have an ACL, it displays some of the same info as an ls -l command albeit in a different format. </text:p>
      <text:p text:style-name="P30"/>
      <text:p text:style-name="P30">First three lines of </text:p>
      <text:p text:style-name="P30"/>
      <text:p text:style-name="P40">???????????????????????????????????????????????????????????????????????????????</text:p>
      <text:p text:style-name="P40"/>
      <text:p text:style-name="P40">LINKS</text:p>
      <text:p text:style-name="P40"/>
      <text:p text:style-name="P30"><text:soft-page-break/>A <text:span text:style-name="T5">link</text:span> is a pointer to a file. </text:p>
      <text:p text:style-name="P30"/>
      <text:p text:style-name="P30">Each time user creates a file using <text:span text:style-name="T5">vim</text:span>, <text:span text:style-name="T5">touch</text:span>, <text:span text:style-name="T5">cp</text:span>, or some other means, you are putting a pointer in a directory. Pointer associates a filename with a place on the disk. When user specifies a filename in a command, user is indirectly pointing to a place on disk that holds information you want. </text:p>
      <text:p text:style-name="P30"/>
      <text:p text:style-name="P30">Sharing files useful when two or more people working on same project and need to share information. Can make it esay for other users to access one of your files by creating additional links to file.</text:p>
      <text:p text:style-name="P30"/>
      <text:p text:style-name="P30">To share a file, first give user permission to read from and write to file. Might also have to change access permissions of parent directory of file to give user read, write, or execute permission.</text:p>
      <text:p text:style-name="P30"/>
      <text:p text:style-name="P30">When permissions appropriately set, user can create a link to file so each can access file from separate directory hierarchies. </text:p>
      <text:p text:style-name="P30"/>
      <text:p text:style-name="P31">Two kinds of links exist:</text:p>
      <text:list xml:id="list4050681916149843501" text:style-name="L4">
        <text:list-item>
          <text:p text:style-name="P41">hard links<text:span text:style-name="T1"> – Hard links are older and becoming outdated</text:span></text:p>
        </text:list-item>
        <text:list-item>
          <text:p text:style-name="P41">symbolic (soft links)</text:p>
        </text:list-item>
      </text:list>
      <text:p text:style-name="P26"/>
      <text:p text:style-name="P42">Hard Links</text:p>
      <text:p text:style-name="P31"/>
      <text:p text:style-name="P31">Can create <text:s/>a hard link to a file only from within the filesystem that holds the file. </text:p>
      <text:p text:style-name="P31"/>
      <text:p text:style-name="P42">ln –<text:span text:style-name="T1"> creates a hard link</text:span></text:p>
      <text:p text:style-name="P42"><text:span text:style-name="T1"/></text:p>
      <text:p text:style-name="P42"><text:span text:style-name="T1">The </text:span>ln<text:span text:style-name="T1"> (link) utility (without the </text:span>-s<text:span text:style-name="T1"> or </text:span>-symbolic<text:span text:style-name="T1"> option) creates a hard link to an existing file using following syntax:</text:span></text:p>
      <text:p text:style-name="P42"><text:span text:style-name="T1"/></text:p>
      <text:p text:style-name="P42">ln existing-file new-link</text:p>
      <text:p text:style-name="P42"><text:span text:style-name="T1"/></text:p>
      <text:p text:style-name="P42"><text:span text:style-name="T1">Example:</text:span></text:p>
      <text:p text:style-name="P42"><text:span text:style-name="T1"/></text:p>
      <text:p text:style-name="P42">pwd</text:p>
      <text:p text:style-name="P31">/home/zach</text:p>
      <text:p text:style-name="P31"/>
      <text:p text:style-name="P42">ln draft /home/max/letter</text:p>
      <text:p text:style-name="P42"><text:span text:style-name="T1"/></text:p>
      <text:p text:style-name="P42"><text:span text:style-name="T1">New link appears in /home/max directory with filename letter. In practice, Max might need to change directory permissions so Zach can create the link. Even though appear's in Max's directory, Zach is owner of file because he created it. </text:span></text:p>
      <text:p text:style-name="P42"><text:span text:style-name="T1"/></text:p>
      <text:p text:style-name="P31">The <text:span text:style-name="T5">ln</text:span> utility creates an additional pointer to an existing file, but it does not make another copy of thee file. Therefore file status info is same for all links, only filename differ. When one user modifies file, other user can see it. </text:p>
      <text:p text:style-name="P31"/>
      <text:p text:style-name="P31">The <text:span text:style-name="T5">ls -l</text:span> command shows amount of links for a file. </text:p>
      <text:p text:style-name="P31"/>
      <text:p text:style-name="P31">Use <text:span text:style-name="T5">ls </text:span>with <text:span text:style-name="T5">-i</text:span> option to determine without a doubt which files are linked. The <text:span text:style-name="T5">-i</text:span> option lists the <text:span text:style-name="T5">inode</text:span> number for each file. </text:p>
      <text:p text:style-name="P31"><text:soft-page-break/></text:p>
      <text:p text:style-name="P31">An <text:span text:style-name="T5">inode</text:span> is the control structure for a file. (HFS+, default filesystem for OSX, does not have inodes but through an elaborate scheme, appears to have inodes.) If two filenames have same inode number, they have the same control structure and are links to the same files.</text:p>
      <text:p text:style-name="P31"/>
      <text:p text:style-name="P32">Can delete a link and still access file using other link </text:p>
      <text:p text:style-name="P31"/>
      <text:p text:style-name="P42">Symbolic Links</text:p>
      <text:p text:style-name="P42"><text:span text:style-name="T1"/></text:p>
      <text:p text:style-name="P43">Symbolic links<text:span text:style-name="T1">, also called </text:span>soft lnks<text:span text:style-name="T1"> or </text:span>symlinks<text:span text:style-name="T1"> is an </text:span>indirect<text:span text:style-name="T1"> pointer to a file (directory entry contains the pathname of the pointer-to-file—a pointer to the hard link to the file. </text:span></text:p>
      <text:p text:style-name="P43"><text:span text:style-name="T1"/></text:p>
      <text:p text:style-name="P43"><text:span text:style-name="T1">To </text:span>dereference<text:span text:style-name="T1"> a symbolic link means to follow link to target file rather than work with the link itself. </text:span></text:p>
      <text:p text:style-name="P43"><text:span text:style-name="T1"/></text:p>
      <text:p text:style-name="P43"><text:span text:style-name="T1">Developed because limitations inherent in hard links. Cannot create a hard link to a directory but can create a symbolic link. </text:span></text:p>
      <text:p text:style-name="P43"><text:span text:style-name="T1"/></text:p>
      <text:p text:style-name="P45"><text:span text:style-name="T1">In many cases, Linux file hierarchy encompasses several filesystems. Because each file system keeps separate control info (separate inode tables or file-system structure) for files it holds, it is not possible to create hard links between files in different file systems. </text:span></text:p>
      <text:p text:style-name="P45"><text:span text:style-name="T1"/></text:p>
      <text:p text:style-name="P45"><text:span text:style-name="T1">A symbolic link can point to any file, regardless of where it is located in file structure. </text:span></text:p>
      <text:p text:style-name="P45"><text:span text:style-name="T1"/></text:p>
      <text:p text:style-name="P45"><text:span text:style-name="T1">Symbolic links can also point to nonexistent files. Useful is need a link that is periodically removed and recreated. </text:span></text:p>
      <text:p text:style-name="P45"><text:span text:style-name="T1"/></text:p>
      <text:p text:style-name="P45"><text:span text:style-name="T1">Some disadvantages. Symbolic links do not have same status as hard links whereas all hard links to a file have equal status. </text:span></text:p>
      <text:p text:style-name="P45"><text:span text:style-name="T1"/></text:p>
      <text:p text:style-name="P45">Create Symbolic Links: ln</text:p>
      <text:p text:style-name="P45"/>
      <text:p text:style-name="P49">The <text:span text:style-name="T5">ln</text:span> utility with the –<text:span text:style-name="T5">symbolic </text:span>(or <text:span text:style-name="T5">-s</text:span>) creates a symbolic link. The <text:span text:style-name="T5">ls -l</text:span> command for links shows name of link and name of file it points to. First character of listing is <text:span text:style-name="T5">l</text:span> for link. Size of symbolic link is number of chars in target pathnames</text:p>
      <text:p text:style-name="P49"/>
      <text:p text:style-name="P49">Can also be used to create a symbolic link to a directory. </text:p>
      <text:p text:style-name="P45"/>
      <text:p text:style-name="P45">Caution: Use absolute pathnames with symbolic links<text:span text:style-name="T1"> (otherwise may not find file)</text:span></text:p>
      <text:p text:style-name="P45"><text:span text:style-name="T1"/></text:p>
      <text:p text:style-name="P45">Symbolic Links and cd</text:p>
      <text:p text:style-name="P45"/>
      <text:p text:style-name="P49">Results can be confusing when using symbolic link with <text:span text:style-name="T5">cd.</text:span> </text:p>
      <text:p text:style-name="P49"/>
      <text:p text:style-name="P49">If use <text:span text:style-name="T5">cd</text:span> with symbolic link, the <text:span text:style-name="T5">pwd</text:span> shell lists name of <text:span text:style-name="T11">name of symbolic ink. The </text:span><text:span text:style-name="T6">pwd</text:span><text:span text:style-name="T11"> utility (</text:span><text:span text:style-name="T6">/bin/pwd</text:span><text:span text:style-name="T11">) lists name of linked-to directory not link. </text:span></text:p>
      <text:p text:style-name="P49"/>
      <text:p text:style-name="P50">Can also use <text:span text:style-name="T5">pwd</text:span> built-in with <text:span text:style-name="T5">-P</text:span>(physical) option to display the linked-to directory</text:p>
      <text:p text:style-name="P50"/>
      <text:p text:style-name="P50">If use cd with symbolic link, you end up in directory holding symbolic link (unless you use -P option)</text:p>
      <text:p text:style-name="P50"><text:soft-page-break/></text:p>
      <text:p text:style-name="P46">rm: removes a link</text:p>
      <text:p text:style-name="P46"/>
      <text:p text:style-name="P50">Can remove link to file using <text:span text:style-name="T5">rm</text:span> utility. When remove last hard link to a file, you can no longer access information stored there, and OS releases space the file occupied on disk for use by other files. </text:p>
      <text:p text:style-name="P50"/>
      <text:p text:style-name="P50">Space is released even if symbolic links to file remain. </text:p>
      <text:p text:style-name="P50"/>
      <text:p text:style-name="P50">When there is more than one hard link to a file, you can remove a hard link and still access file from any remaining link. No easy way to undelete a file once it is removed. </text:p>
      <text:p text:style-name="P50"/>
      <text:p text:style-name="P50">Skilled hacker may piece file together with time and effort. </text:p>
      <text:p text:style-name="P50"/>
      <text:p text:style-name="P50">When all hard links for a file are removed, user cannot access file through symbolic links. </text:p>
      <text:p text:style-name="P50"/>
      <text:p text:style-name="P50">Should remove symbolic links to file when remove a file. </text:p>
      <text:p text:style-name="P50"/>
      <text:p text:style-name="P46">DEREFERENCING SYMBOLIC LINKS</text:p>
      <text:p text:style-name="P46"/>
      <text:p text:style-name="P50">A filename points to a file. A <text:span text:style-name="T5">symbolic link</text:span> is a file whose name refers to another file (a target file) without pointing directly at target file. Is a reference to target file. </text:p>
      <text:p text:style-name="P50"/>
      <text:p text:style-name="P50">To <text:span text:style-name="T5">dereference </text:span>a symbolic link means to follow link to target file rather than work with link itself. Term <text:span text:style-name="T5">no-dereference </text:span>is double-negative:means reference. To <text:span text:style-name="T5">no-dereference </text:span>a symbolic link means to work with link itself (do not dereference)</text:p>
      <text:p text:style-name="P50"/>
      <text:p text:style-name="P50">Many utilities have dereference and no-dereference options usually invoked by <text:span text:style-name="T5">-L(--deference) </text:span>and <text:span text:style-name="T5">-P(--no-dereference)</text:span>. </text:p>
      <text:p text:style-name="P50"/>
      <text:p text:style-name="P50">Some utilities, such as <text:span text:style-name="T5">chgrp, cp, </text:span>and <text:span text:style-name="T5">ls</text:span> also have a partial dereference option that is usually invoked by <text:span text:style-name="T5">-H</text:span>. With <text:span text:style-name="T5">-H </text:span>option, a utility dereferences files listed on the command line only, not files found by traversing the hierarchy of a directory listed on the command line. </text:p>
      <text:p text:style-name="P50"/>
      <text:p text:style-name="P47">DEREFERENCING USING LS</text:p>
      <text:p text:style-name="P47"/>
      <text:p text:style-name="P51">Most utilities default to no-dereference, although many do have an explicit option. The GNU ls utility does not have a <text:span text:style-name="T5">-P(--no-dereference) </text:span>but BSD ls utility found in OSX does. </text:p>
      <text:p text:style-name="P51"/>
      <text:p text:style-name="P47">-L(--dereference)</text:p>
      <text:p text:style-name="P47"/>
      <text:p text:style-name="P51">Displays information about files in the working directory and dereferences symbolic links. </text:p>
      <text:p text:style-name="P51"/>
      <text:p text:style-name="P47">-H –<text:span text:style-name="T1"> partial dereferences</text:span></text:p>
      <text:p text:style-name="P47"><text:span text:style-name="T1"/></text:p>
      <text:p text:style-name="P47"><text:span text:style-name="T1">When user does not specify symbolic link as argument to </text:span>ls<text:span text:style-name="T1">, the </text:span>-H<text:span text:style-name="T1"> option displays same info as </text:span>-l<text:span text:style-name="T1"> option. When user specifies symbolic link as argument to </text:span>ls,<text:span text:style-name="T1"> the </text:span>-H<text:span text:style-name="T1"> option causes </text:span>ls<text:span text:style-name="T1"> to dereference symbolic ink and display info about file link point to. Can use </text:span>*<text:span text:style-name="T1"> as argument for all symbolic links</text:span></text:p>
      <text:p text:style-name="P47"><text:span text:style-name="T1"/></text:p>
      <text:p text:style-name="P51">The <text:span text:style-name="T5">readlink</text:span> utility displays absolute pathname of a file, dereferencing symbolic links when needed. <text:soft-page-break/>With the <text:span text:style-name="T5">-f(--canonicalize) </text:span>option, <text:span text:style-name="T5">readilnk</text:span> follows <text:s/>nested symbolic links; all links except last must exist</text:p>
      <text:p text:style-name="P51"/>
      <text:p text:style-name="P47">DEREFERENCING SYMBOLIC LINKS USING chgrp</text:p>
      <text:p text:style-name="P47"/>
      <text:p text:style-name="P47">-H</text:p>
      <text:p text:style-name="P47"><text:span text:style-name="T1">When call </text:span>chgrp<text:span text:style-name="T1"> with </text:span>-R<text:span text:style-name="T1"> and </text:span>-H<text:span text:style-name="T1"> options (when used with </text:span>chgrp<text:span text:style-name="T1">, </text:span>-H<text:span text:style-name="T1"> does not work without </text:span>-R<text:span text:style-name="T1">), </text:span>chgrp<text:span text:style-name="T1"> dereferences only symbolic links you list on the command line and those in directories you list on command line. </text:span></text:p>
      <text:p text:style-name="P47"><text:span text:style-name="T1"/></text:p>
      <text:p text:style-name="P47"><text:span text:style-name="T1">The </text:span>chgrp<text:span text:style-name="T1"> utility changes the group association of files these links point to. Does not dereference symbolic links it finds as it descends directory hierarchies, nor does it change symbolic links themselves. While descending dir1 hierarchy </text:span>chgrp<text:span text:style-name="T1"> does not change </text:span>dir4.link<text:span text:style-name="T1"> but does change </text:span>dir4<text:span text:style-name="T1">, the directory the link points to.</text:span></text:p>
      <text:p text:style-name="P47"><text:span text:style-name="T1"/></text:p>
      <text:p text:style-name="P47">-<text:span text:style-name="T12">H</text:span><text:span text:style-name="T4"> works differently in OSX.</text:span></text:p>
      <text:p text:style-name="P47"><text:span text:style-name="T4"/></text:p>
      <text:p text:style-name="P47">-<text:span text:style-name="T12">L</text:span></text:p>
      <text:p text:style-name="P52">When call <text:span text:style-name="T5">chgrp</text:span> with <text:span text:style-name="T5">-R </text:span>and <text:span text:style-name="T5">-L</text:span> options (when used with <text:span text:style-name="T5">chgrp</text:span>, <text:span text:style-name="T5">-L</text:span> does not work without <text:span text:style-name="T5">-R</text:span>), <text:span text:style-name="T5">chgrp</text:span> dereferences all symbolic links: those listed on command line and those it finds as it descends directory hierarchy. Does not change symbolic link itself but does change files in directory symbolic links points to. </text:p>
      <text:p text:style-name="P52"/>
      <text:p text:style-name="P48">-P</text:p>
      <text:p text:style-name="P52">When call <text:span text:style-name="T5">chgrp</text:span> with <text:span text:style-name="T5">-R</text:span> and <text:span text:style-name="T5">-P </text:span>options (when used with <text:span text:style-name="T5">chgrp</text:span>, <text:span text:style-name="T5">-P </text:span>does not work without <text:span text:style-name="T5">-R</text:span>), <text:span text:style-name="T5">chgrp</text:span> does not dereference symbolic links. Does change group of symbolic link itself.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23" style:display-name="ListLabel 23" style:family="text">
      <style:text-properties fo:font-weight="bold" style:font-name-complex="Symbol1" style:font-family-complex="Symbol" style:font-family-generic-complex="system" style:font-pitch-complex="variable"/>
    </style:style>
    <style:style style:name="ListLabel_20_24" style:display-name="ListLabel 24" style:family="text">
      <style:text-properties fo:font-weight="normal" style:font-name-complex="OpenSymbol2" style:font-family-complex="OpenSymbol" style:font-family-generic-complex="system" style:font-pitch-complex="variable"/>
    </style:style>
    <style:style style:name="ListLabel_20_25" style:display-name="ListLabel 25" style:family="text">
      <style:text-properties fo:font-weight="normal" style:font-name-complex="OpenSymbol2" style:font-family-complex="OpenSymbol" style:font-family-generic-complex="system" style:font-pitch-complex="variable"/>
    </style:style>
    <style:style style:name="ListLabel_20_26" style:display-name="ListLabel 26" style:family="text">
      <style:text-properties fo:font-weight="normal" style:font-name-complex="Symbol1" style:font-family-complex="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Symbol1" style:font-family-complex="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
      <text:list-level-style-bullet text:level="1" text:style-name="ListLabel_20_2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0T01:09:04.103361855</meta:creation-date>
    <dc:date>2016-12-21T22:49:39.956801607</dc:date>
    <meta:editing-duration>PT43M48S</meta:editing-duration>
    <meta:editing-cycles>5</meta:editing-cycles>
    <meta:generator>LibreOffice/5.0.6.2$Linux_X86_64 LibreOffice_project/00m0$Build-2</meta:generator>
    <meta:document-statistic meta:table-count="0" meta:image-count="0" meta:object-count="0" meta:page-count="10" meta:paragraph-count="217" meta:word-count="3302" meta:character-count="19767" meta:non-whitespace-character-count="16640"/>
  </office:meta>
</office:document-meta>
</file>